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4.7319in" fo:text-indent="0in" style:auto-text-indent="false" style:page-number="auto"/>
      <style:text-properties fo:font-size="9pt" style:font-size-asian="9pt" style:font-size-complex="9pt"/>
    </style:style>
    <style:style style:name="P2" style:family="paragraph" style:parent-style-name="Standard">
      <style:paragraph-properties fo:margin-left="0in" fo:margin-right="4.7319in" fo:text-indent="0in" style:auto-text-indent="false"/>
    </style:style>
    <style:style style:name="P3" style:family="paragraph" style:parent-style-name="Standard">
      <style:paragraph-properties fo:margin-left="0in" fo:margin-right="4.7319in" fo:text-indent="0in" style:auto-text-indent="false"/>
      <style:text-properties style:font-name="Calibri"/>
    </style:style>
    <style:style style:name="P4" style:family="paragraph" style:parent-style-name="Standard">
      <style:paragraph-properties fo:margin-left="0in" fo:margin-right="4.7319in" fo:text-indent="0in" style:auto-text-indent="false"/>
      <style:text-properties style:font-name="Calibri" fo:font-size="9pt" style:font-size-asian="9pt" style:font-size-complex="9pt"/>
    </style:style>
    <style:style style:name="P5" style:family="paragraph" style:parent-style-name="Standard">
      <style:paragraph-properties fo:margin-left="0in" fo:margin-right="4.7319in" fo:text-indent="0in" style:auto-text-indent="false"/>
      <style:text-properties style:font-name="Calibri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8pt" style:font-size-asian="8pt" style:font-size-complex="8pt"/>
    </style:style>
    <style:style style:name="T4" style:family="text">
      <style:text-properties style:font-name="Calibri" fo:font-size="9pt" style:font-size-asian="9pt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micro USB connector to connect PC. Designed to work with exactly 4 lanes, no more, no less. Lane pins 1 thru 4 are the farthest from the gate switch. Press mode button to see lane status. When connected and lanes are fully lit, numbers should read a steady 4095. Polarity of lane connectors are important. When cars pass over sensors, shadows are cast and the sensor reads lower. Launch gate needs a complete circuit to read ready (green LED). When racing, purple LED is illuminated. </text:span></text:p>
      <text:p text:style-name="P4"/>
      <text:p text:style-name="P5">Driver (if needed)</text:p>
      <text:p text:style-name="P2"><text:span text:style-name="T4">Silicon Labs CP210x USB to UART Bridge </text:span><text:a xlink:type="simple" xlink:href="https://www.silabs.com/developers/usb-to-uart-bridge-vcp-drivers" text:style-name="Internet_20_link" text:visited-style-name="Visited_20_Internet_20_Link"><text:span text:style-name="T4">https://www.silabs.com/developers/usb-to-uart-bridge-vcp-drivers</text:span></text:a></text:p>
      <text:p text:style-name="P4"/>
      <text:p text:style-name="P5">Source Code and More Info</text:p>
      <text:p text:style-name="P3"><text:a xlink:type="simple" xlink:href="http://github.com/mikefromgrr/PinewoodDerbyTimer" text:style-name="Internet_20_link" text:visited-style-name="Visited_20_Internet_20_Link"><text:span text:style-name="T7">https://github.com/mikefromgrr/PinewoodDerbyTimer</text:span></text:a></text:p>
      <text:p text:style-name="P4"/>
      <text:p text:style-name="P4"/>
      <text:p text:style-name="P4"/>
      <text:p text:style-name="P4"/>
      <text:p text:style-name="P4">Print and affix to back of 3D Printed c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12T21:02:16.86</meta:creation-date>
    <meta:print-date>2021-09-12T21:23:48.51</meta:print-date>
    <meta:document-statistic meta:table-count="0" meta:image-count="0" meta:object-count="0" meta:page-count="1" meta:paragraph-count="6" meta:word-count="112" meta:character-count="726"/>
    <dc:date>2021-09-12T21:32:42.27</dc:date>
    <meta:editing-duration>PT14M39S</meta:editing-duration>
    <meta:editing-cycles>1</meta:editing-cycles>
    <meta:generator>OpenOffice/4.1.10$Win32 OpenOffice.org_project/4110m2$Build-9807</meta:generator>
  </office:meta>
</office:document-meta>
</file>